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8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LFREDO LA TORR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APARA CARDENAS, ROSMERY BEATRIZ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Y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8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APARA CARDENAS, ROSMERY BEATRIZ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1403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8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22:13:0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